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875in"/>
    </style:style>
    <style:style style:name="T2" style:parent-style-name="Основнойшрифтабзаца" style:family="text">
      <style:text-properties style:font-name="Segoe UI" style:font-name-complex="Segoe UI"/>
    </style:style>
    <style:style style:name="T3" style:parent-style-name="Основнойшрифтабзаца" style:family="text">
      <style:text-properties style:font-name="Segoe UI" style:font-name-complex="Segoe UI"/>
    </style:style>
    <style:style style:name="T4" style:parent-style-name="Основнойшрифтабзаца" style:family="text">
      <style:text-properties style:font-name="Segoe UI" style:font-name-complex="Segoe UI"/>
    </style:style>
    <style:style style:name="P5" style:parent-style-name="Standard" style:family="paragraph">
      <style:paragraph-properties style:line-height-at-least="0.1875in"/>
      <style:text-properties style:font-name="Segoe UI" style:font-name-complex="Segoe UI"/>
    </style:style>
    <style:style style:name="P6" style:parent-style-name="Standard" style:family="paragraph">
      <style:paragraph-properties style:line-height-at-least="0.1875in"/>
      <style:text-properties style:font-name="Segoe UI" style:font-name-complex="Segoe UI"/>
    </style:style>
    <style:style style:name="P7" style:parent-style-name="Standard" style:family="paragraph">
      <style:paragraph-properties style:line-height-at-least="0.1875in"/>
      <style:text-properties style:font-name="Segoe UI" style:font-name-complex="Segoe UI"/>
    </style:style>
    <style:style style:name="P8" style:parent-style-name="Standard" style:family="paragraph">
      <style:paragraph-properties style:line-height-at-least="0.1875in"/>
    </style:style>
    <style:style style:name="T9" style:parent-style-name="Основнойшрифтабзаца" style:family="text">
      <style:text-properties style:font-name="Segoe UI" style:font-name-complex="Segoe UI" fo:language="en" fo:country="US"/>
    </style:style>
    <style:style style:name="T10" style:parent-style-name="Основнойшрифтабзаца" style:family="text">
      <style:text-properties style:font-name="Segoe UI" style:font-name-complex="Segoe UI"/>
    </style:style>
    <style:style style:name="P11" style:parent-style-name="Standard" style:family="paragraph">
      <style:paragraph-properties fo:line-height="100%"/>
    </style:style>
    <style:style style:name="T12" style:parent-style-name="Основнойшрифтабзаца" style:family="text">
      <style:text-properties style:font-name="Segoe UI" style:font-name-complex="Segoe UI"/>
    </style:style>
    <style:style style:name="T13" style:parent-style-name="Основнойшрифтабзаца" style:family="text">
      <style:text-properties style:font-name="Segoe UI" style:font-name-complex="Segoe UI"/>
    </style:style>
    <style:style style:name="T1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5F826B" fo:font-size="10pt" style:font-size-asian="10pt" style:font-size-complex="10pt"/>
    </style:style>
    <style:style style:name="P15" style:parent-style-name="Standard" style:family="paragraph">
      <style:paragraph-properties fo:line-height="100%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5F826B" fo:font-size="10pt" style:font-size-asian="10pt" style:font-size-complex="10pt"/>
    </style:style>
    <style:style style:name="T1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5F826B" fo:font-size="10pt" style:font-size-asian="10pt" style:font-size-complex="10pt"/>
    </style:style>
    <style:style style:name="P18" style:parent-style-name="Standard" style:family="paragraph">
      <style:paragraph-properties fo:line-height="100%"/>
    </style:style>
    <style:style style:name="T1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5F826B" fo:font-size="10pt" style:font-size-asian="10pt" style:font-size-complex="10pt"/>
    </style:style>
    <style:style style:name="P20" style:parent-style-name="Standard" style:family="paragraph">
      <style:paragraph-properties fo:line-height="100%"/>
      <style:text-properties style:font-name="Segoe UI" style:font-name-complex="Segoe UI"/>
    </style:style>
    <style:style style:name="P21" style:parent-style-name="Обычный" style:family="paragraph">
      <style:paragraph-properties fo:widows="2" fo:orphans="2" style:vertical-align="auto" fo:background-color="#1E1F22"/>
      <style:text-properties fo:hyphenate="true"/>
    </style:style>
    <style:style style:name="T22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23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24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25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26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27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 style:language-asian="ru" style:country-asian="RU"/>
    </style:style>
    <style:style style:name="T28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 style:language-asian="ru" style:country-asian="RU"/>
    </style:style>
    <style:style style:name="T29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 style:language-asian="ru" style:country-asian="RU"/>
    </style:style>
    <style:style style:name="T30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3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3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34" style:parent-style-name="Основнойшрифтабзаца" style:family="text">
      <style:text-properties style:font-name="JetBrains Mono" style:font-name-asian="Times New Roman" style:font-name-complex="Times New Roman" fo:color="#B200B2" fo:font-size="12pt" style:font-size-asian="12pt" style:font-size-complex="12pt" fo:language="en" fo:country="US" style:language-asian="ru" style:country-asian="RU"/>
    </style:style>
    <style:style style:name="T3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3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3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4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8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4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1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5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5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56" style:parent-style-name="Основнойшрифтабзаца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 style:language-asian="ru" style:country-asian="RU"/>
    </style:style>
    <style:style style:name="T5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58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5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6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61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6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6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64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65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66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67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68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69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7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71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72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73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74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75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76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77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7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79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80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81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82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83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84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85" style:parent-style-name="Основнойшрифтабзаца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 style:language-asian="ru" style:country-asian="RU"/>
    </style:style>
    <style:style style:name="T8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87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88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89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90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9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4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9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6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9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99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100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101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10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103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10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105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10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10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P108" style:parent-style-name="Standard" style:family="paragraph">
      <style:paragraph-properties style:line-height-at-least="0.1875in"/>
      <style:text-properties style:font-name="Segoe UI" style:font-name-complex="Segoe UI"/>
    </style:style>
    <style:style style:name="P109" style:parent-style-name="Standard" style:family="paragraph">
      <style:paragraph-properties style:line-height-at-least="0.1875in"/>
      <style:text-properties style:font-name="Segoe UI" style:font-name-complex="Segoe UI"/>
    </style:style>
    <style:style style:name="P110" style:parent-style-name="Standard" style:family="paragraph">
      <style:paragraph-properties style:line-height-at-least="0.1875in"/>
      <style:text-properties style:font-name="Segoe UI" style:font-name-complex="Segoe UI"/>
    </style:style>
    <style:style style:name="P111" style:parent-style-name="Standard" style:family="paragraph">
      <style:paragraph-properties style:line-height-at-least="0.1875in"/>
      <style:text-properties style:font-name="Segoe UI" style:font-name-complex="Segoe UI"/>
    </style:style>
    <style:style style:name="P112" style:parent-style-name="Standard" style:family="paragraph">
      <style:paragraph-properties style:line-height-at-least="0.1875in"/>
      <style:text-properties style:font-name="Segoe UI" style:font-name-complex="Segoe UI"/>
    </style:style>
    <style:style style:name="P113" style:parent-style-name="Standard" style:family="paragraph">
      <style:paragraph-properties style:line-height-at-least="0.1875in"/>
    </style:style>
    <style:style style:name="T114" style:parent-style-name="Основнойшрифтабзаца" style:family="text">
      <style:text-properties style:font-name="Segoe UI" style:font-name-complex="Segoe UI" fo:language="en" fo:country="US"/>
    </style:style>
    <style:style style:name="T115" style:parent-style-name="Основнойшрифтабзаца" style:family="text">
      <style:text-properties style:font-name="Segoe UI" style:font-name-complex="Segoe UI" fo:language="en" fo:country="US"/>
    </style:style>
    <style:style style:name="T116" style:parent-style-name="Основнойшрифтабзаца" style:family="text">
      <style:text-properties style:font-name="Segoe UI" style:font-name-complex="Segoe UI"/>
    </style:style>
    <style:style style:name="P117" style:parent-style-name="Обычный" style:family="paragraph">
      <style:text-properties style:font-name="Segoe UI" style:font-name-complex="Segoe UI"/>
    </style:style>
    <style:style style:name="T118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119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120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P121" style:parent-style-name="Standard" style:family="paragraph">
      <style:paragraph-properties fo:line-height="100%"/>
    </style:style>
    <style:style style:name="T122" style:parent-style-name="Основнойшрифтабзаца" style:family="text">
      <style:text-properties style:font-name="Segoe UI" style:font-name-complex="Segoe UI"/>
    </style:style>
    <style:style style:name="T123" style:parent-style-name="Основнойшрифтабзаца" style:family="text">
      <style:text-properties style:font-name="Segoe UI" style:font-name-complex="Segoe UI"/>
    </style:style>
    <style:style style:name="T124" style:parent-style-name="Основнойшрифтабзаца" style:family="text">
      <style:text-properties style:font-name="Segoe UI" style:font-name-complex="Segoe UI"/>
    </style:style>
    <style:style style:name="T125" style:parent-style-name="Основнойшрифтабзаца" style:family="text">
      <style:text-properties style:font-name="Segoe UI" style:font-name-complex="Segoe UI"/>
    </style:style>
    <style:style style:name="P126" style:parent-style-name="Standard" style:family="paragraph">
      <style:paragraph-properties fo:margin-bottom="0in" fo:line-height="100%" fo:background-color="#1E1F22"/>
    </style:style>
    <style:style style:name="T127" style:parent-style-name="Основнойшрифтабзаца" style:family="text">
      <style:text-properties style:font-name="JetBrains Mono" style:font-name-asian="Times New Roman" style:font-name-complex="Courier New" fo:color="#CF8E6D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JetBrains Mono" style:font-name-asian="Times New Roman" style:font-name-complex="Courier New" fo:color="#CF8E6D" fo:font-size="10pt" style:font-size-asian="10pt" style:font-size-complex="10pt"/>
    </style:style>
    <style:style style:name="T12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30" style:parent-style-name="Основнойшрифтабзаца" style:family="text">
      <style:text-properties style:font-name="JetBrains Mono" fo:color="#BCBEC4" fo:font-size="10pt" style:font-size-asian="10pt"/>
    </style:style>
    <style:style style:name="T131" style:parent-style-name="Основнойшрифтабзаца" style:family="text">
      <style:text-properties style:font-name="JetBrains Mono" fo:color="#BCBEC4" fo:font-size="10pt" style:font-size-asian="10pt"/>
    </style:style>
    <style:style style:name="T132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33" style:parent-style-name="Основнойшрифтабзаца" style:family="text">
      <style:text-properties style:font-name="JetBrains Mono" fo:color="#CF8E6D" fo:font-size="10pt" style:font-size-asian="10pt"/>
    </style:style>
    <style:style style:name="T134" style:parent-style-name="Основнойшрифтабзаца" style:family="text">
      <style:text-properties style:font-name="JetBrains Mono" fo:color="#B200B2" fo:font-size="10pt" style:font-size-asian="10pt"/>
    </style:style>
    <style:style style:name="T135" style:parent-style-name="Основнойшрифтабзаца" style:family="text">
      <style:text-properties style:font-name="JetBrains Mono" fo:color="#B200B2" fo:font-size="10pt" style:font-size-asian="10pt" fo:language="en" fo:country="US"/>
    </style:style>
    <style:style style:name="T136" style:parent-style-name="Основнойшрифтабзаца" style:family="text">
      <style:text-properties style:font-name="JetBrains Mono" fo:color="#B200B2" fo:font-size="10pt" style:font-size-asian="10pt"/>
    </style:style>
    <style:style style:name="T137" style:parent-style-name="Основнойшрифтабзаца" style:family="text">
      <style:text-properties style:font-name="JetBrains Mono" fo:color="#BCBEC4" fo:font-size="10pt" style:font-size-asian="10pt"/>
    </style:style>
    <style:style style:name="T138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39" style:parent-style-name="Основнойшрифтабзаца" style:family="text">
      <style:text-properties style:font-name="JetBrains Mono" fo:color="#BCBEC4" fo:font-size="10pt" style:font-size-asian="10pt"/>
    </style:style>
    <style:style style:name="T140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41" style:parent-style-name="Основнойшрифтабзаца" style:family="text">
      <style:text-properties style:font-name="JetBrains Mono" fo:color="#BCBEC4" fo:font-size="10pt" style:font-size-asian="10pt"/>
    </style:style>
    <style:style style:name="T142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43" style:parent-style-name="Основнойшрифтабзаца" style:family="text">
      <style:text-properties style:font-name="JetBrains Mono" fo:color="#BCBEC4" fo:font-size="10pt" style:font-size-asian="10pt"/>
    </style:style>
    <style:style style:name="T14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45" style:parent-style-name="Основнойшрифтабзаца" style:family="text">
      <style:text-properties style:font-name="JetBrains Mono" fo:color="#BCBEC4" fo:font-size="10pt" style:font-size-asian="10pt"/>
    </style:style>
    <style:style style:name="T146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47" style:parent-style-name="Основнойшрифтабзаца" style:family="text">
      <style:text-properties style:font-name="JetBrains Mono" fo:color="#BCBEC4" fo:font-size="10pt" style:font-size-asian="10pt"/>
    </style:style>
    <style:style style:name="T148" style:parent-style-name="Основнойшрифтабзаца" style:family="text">
      <style:text-properties style:font-name="JetBrains Mono" fo:color="#BCBEC4" fo:font-size="10pt" style:font-size-asian="10pt"/>
    </style:style>
    <style:style style:name="T149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50" style:parent-style-name="Основнойшрифтабзаца" style:family="text">
      <style:text-properties style:font-name="JetBrains Mono" fo:color="#BCBEC4" fo:font-size="10pt" style:font-size-asian="10pt"/>
    </style:style>
    <style:style style:name="T15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BCBEC4" fo:font-size="10pt" style:font-size-asian="10pt"/>
    </style:style>
    <style:style style:name="T15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BCBEC4" fo:font-size="10pt" style:font-size-asian="10pt"/>
    </style:style>
    <style:style style:name="T155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BCBEC4" fo:font-size="10pt" style:font-size-asian="10pt"/>
    </style:style>
    <style:style style:name="T15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BCBEC4" fo:font-size="10pt" style:font-size-asian="10pt"/>
    </style:style>
    <style:style style:name="T15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BCBEC4" fo:font-size="10pt" style:font-size-asian="10pt"/>
    </style:style>
    <style:style style:name="T16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CF8E6D" fo:font-size="10pt" style:font-size-asian="10pt"/>
    </style:style>
    <style:style style:name="T163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56A8F5" fo:font-size="10pt" style:font-size-asian="10pt"/>
    </style:style>
    <style:style style:name="T165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BCBEC4" fo:font-size="10pt" style:font-size-asian="10pt"/>
    </style:style>
    <style:style style:name="T167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BCBEC4" fo:font-size="10pt" style:font-size-asian="10pt"/>
    </style:style>
    <style:style style:name="T169" style:parent-style-name="Основнойшрифтабзаца" style:family="text">
      <style:text-properties style:font-name="JetBrains Mono" fo:color="#BCBEC4" fo:font-size="10pt" style:font-size-asian="10pt"/>
    </style:style>
    <style:style style:name="T170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BCBEC4" fo:font-size="10pt" style:font-size-asian="10pt"/>
    </style:style>
    <style:style style:name="T172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6AAB73" fo:font-size="10pt" style:font-size-asian="10pt"/>
    </style:style>
    <style:style style:name="T174" style:parent-style-name="Основнойшрифтабзаца" style:family="text">
      <style:text-properties style:font-name="JetBrains Mono" fo:color="#6AAB73" fo:font-size="10pt" style:font-size-asian="10pt"/>
    </style:style>
    <style:style style:name="T175" style:parent-style-name="Основнойшрифтабзаца" style:family="text">
      <style:text-properties style:font-name="JetBrains Mono" fo:color="#6AAB73" fo:font-size="10pt" style:font-size-asian="10pt"/>
    </style:style>
    <style:style style:name="T176" style:parent-style-name="Основнойшрифтабзаца" style:family="text">
      <style:text-properties style:font-name="JetBrains Mono" fo:color="#6AAB73" fo:font-size="10pt" style:font-size-asian="10pt"/>
    </style:style>
    <style:style style:name="T177" style:parent-style-name="Основнойшрифтабзаца" style:family="text">
      <style:text-properties style:font-name="JetBrains Mono" fo:color="#6AAB73" fo:font-size="10pt" style:font-size-asian="10pt"/>
    </style:style>
    <style:style style:name="T178" style:parent-style-name="Основнойшрифтабзаца" style:family="text">
      <style:text-properties style:font-name="JetBrains Mono" fo:color="#CF8E6D" fo:font-size="10pt" style:font-size-asian="10pt"/>
    </style:style>
    <style:style style:name="T179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BCBEC4" fo:font-size="10pt" style:font-size-asian="10pt"/>
    </style:style>
    <style:style style:name="T18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BCBEC4" fo:font-size="10pt" style:font-size-asian="10pt"/>
    </style:style>
    <style:style style:name="T183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BCBEC4" fo:font-size="10pt" style:font-size-asian="10pt"/>
    </style:style>
    <style:style style:name="T18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CF8E6D" fo:font-size="10pt" style:font-size-asian="10pt"/>
    </style:style>
    <style:style style:name="T187" style:parent-style-name="Основнойшрифтабзаца" style:family="text">
      <style:text-properties style:font-name="JetBrains Mono" fo:color="#6AAB73" fo:font-size="10pt" style:font-size-asian="10pt"/>
    </style:style>
    <style:style style:name="T188" style:parent-style-name="Основнойшрифтабзаца" style:family="text">
      <style:text-properties style:font-name="JetBrains Mono" fo:color="#BCBEC4" fo:font-size="10pt" style:font-size-asian="10pt"/>
    </style:style>
    <style:style style:name="T189" style:parent-style-name="Основнойшрифтабзаца" style:family="text">
      <style:text-properties style:font-name="JetBrains Mono" fo:color="#BCBEC4" fo:font-size="10pt" style:font-size-asian="10pt"/>
    </style:style>
    <style:style style:name="T19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CF8E6D" fo:font-size="10pt" style:font-size-asian="10pt"/>
    </style:style>
    <style:style style:name="T192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56A8F5" fo:font-size="10pt" style:font-size-asian="10pt"/>
    </style:style>
    <style:style style:name="T194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BCBEC4" fo:font-size="10pt" style:font-size-asian="10pt"/>
    </style:style>
    <style:style style:name="T196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BCBEC4" fo:font-size="10pt" style:font-size-asian="10pt"/>
    </style:style>
    <style:style style:name="T198" style:parent-style-name="Основнойшрифтабзаца" style:family="text">
      <style:text-properties style:font-name="JetBrains Mono" fo:color="#BCBEC4" fo:font-size="10pt" style:font-size-asian="10pt"/>
    </style:style>
    <style:style style:name="T199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00" style:parent-style-name="Основнойшрифтабзаца" style:family="text">
      <style:text-properties style:font-name="JetBrains Mono" fo:color="#BCBEC4" fo:font-size="10pt" style:font-size-asian="10pt"/>
    </style:style>
    <style:style style:name="T201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02" style:parent-style-name="Основнойшрифтабзаца" style:family="text">
      <style:text-properties style:font-name="JetBrains Mono" fo:color="#6AAB73" fo:font-size="10pt" style:font-size-asian="10pt"/>
    </style:style>
    <style:style style:name="T203" style:parent-style-name="Основнойшрифтабзаца" style:family="text">
      <style:text-properties style:font-name="JetBrains Mono" fo:color="#6AAB73" fo:font-size="10pt" style:font-size-asian="10pt"/>
    </style:style>
    <style:style style:name="T204" style:parent-style-name="Основнойшрифтабзаца" style:family="text">
      <style:text-properties style:font-name="JetBrains Mono" fo:color="#6AAB73" fo:font-size="10pt" style:font-size-asian="10pt"/>
    </style:style>
    <style:style style:name="T205" style:parent-style-name="Основнойшрифтабзаца" style:family="text">
      <style:text-properties style:font-name="JetBrains Mono" fo:color="#6AAB73" fo:font-size="10pt" style:font-size-asian="10pt"/>
    </style:style>
    <style:style style:name="T206" style:parent-style-name="Основнойшрифтабзаца" style:family="text">
      <style:text-properties style:font-name="JetBrains Mono" fo:color="#6AAB73" fo:font-size="10pt" style:font-size-asian="10pt"/>
    </style:style>
    <style:style style:name="T207" style:parent-style-name="Основнойшрифтабзаца" style:family="text">
      <style:text-properties style:font-name="JetBrains Mono" fo:color="#CF8E6D" fo:font-size="10pt" style:font-size-asian="10pt"/>
    </style:style>
    <style:style style:name="T208" style:parent-style-name="Основнойшрифтабзаца" style:family="text">
      <style:text-properties style:font-name="JetBrains Mono" fo:color="#BCBEC4" fo:font-size="10pt" style:font-size-asian="10pt"/>
    </style:style>
    <style:style style:name="T209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210" style:parent-style-name="Основнойшрифтабзаца" style:family="text">
      <style:text-properties style:font-name="JetBrains Mono" fo:color="#BCBEC4" fo:font-size="10pt" style:font-size-asian="10pt"/>
    </style:style>
    <style:style style:name="T21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12" style:parent-style-name="Основнойшрифтабзаца" style:family="text">
      <style:text-properties style:font-name="JetBrains Mono" fo:color="#BCBEC4" fo:font-size="10pt" style:font-size-asian="10pt"/>
    </style:style>
    <style:style style:name="T213" style:parent-style-name="Основнойшрифтабзаца" style:family="text">
      <style:text-properties style:font-name="JetBrains Mono" fo:color="#94558D" fo:font-size="10pt" style:font-size-asian="10pt" fo:language="en" fo:country="US"/>
    </style:style>
    <style:style style:name="T214" style:parent-style-name="Основнойшрифтабзаца" style:family="text">
      <style:text-properties style:font-name="JetBrains Mono" fo:color="#BCBEC4" fo:font-size="10pt" style:font-size-asian="10pt"/>
    </style:style>
    <style:style style:name="T21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BCBEC4" fo:font-size="10pt" style:font-size-asian="10pt"/>
    </style:style>
    <style:style style:name="T217" style:parent-style-name="Основнойшрифтабзаца" style:family="text">
      <style:text-properties style:font-name="JetBrains Mono" fo:color="#2AACB8" fo:font-size="10pt" style:font-size-asian="10pt"/>
    </style:style>
    <style:style style:name="T218" style:parent-style-name="Основнойшрифтабзаца" style:family="text">
      <style:text-properties style:font-name="JetBrains Mono" fo:color="#CF8E6D" fo:font-size="10pt" style:font-size-asian="10pt"/>
    </style:style>
    <style:style style:name="T219" style:parent-style-name="Основнойшрифтабзаца" style:family="text">
      <style:text-properties style:font-name="JetBrains Mono" fo:color="#6AAB73" fo:font-size="10pt" style:font-size-asian="10pt"/>
    </style:style>
    <style:style style:name="T220" style:parent-style-name="Основнойшрифтабзаца" style:family="text">
      <style:text-properties style:font-name="JetBrains Mono" fo:color="#BCBEC4" fo:font-size="10pt" style:font-size-asian="10pt"/>
    </style:style>
    <style:style style:name="T22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22" style:parent-style-name="Основнойшрифтабзаца" style:family="text">
      <style:text-properties style:font-name="JetBrains Mono" fo:color="#CF8E6D" fo:font-size="10pt" style:font-size-asian="10pt"/>
    </style:style>
    <style:style style:name="T22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24" style:parent-style-name="Основнойшрифтабзаца" style:family="text">
      <style:text-properties style:font-name="JetBrains Mono" fo:color="#BCBEC4" fo:font-size="10pt" style:font-size-asian="10pt"/>
    </style:style>
    <style:style style:name="T22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26" style:parent-style-name="Основнойшрифтабзаца" style:family="text">
      <style:text-properties style:font-name="JetBrains Mono" fo:color="#BCBEC4" fo:font-size="10pt" style:font-size-asian="10pt"/>
    </style:style>
    <style:style style:name="T227" style:parent-style-name="Основнойшрифтабзаца" style:family="text">
      <style:text-properties style:font-name="JetBrains Mono" fo:color="#BCBEC4" fo:font-size="10pt" style:font-size-asian="10pt"/>
    </style:style>
    <style:style style:name="T228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2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B3AE60" fo:font-size="10pt" style:font-size-asian="10pt"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style:font-name="JetBrains Mono" fo:color="#B3AE60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36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23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42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43" style:parent-style-name="Основнойшрифтабзаца" style:family="text">
      <style:text-properties style:font-name="JetBrains Mono" fo:color="#6AAB73" fo:font-size="10pt" style:font-size-asian="10pt"/>
    </style:style>
    <style:style style:name="T244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45" style:parent-style-name="Основнойшрифтабзаца" style:family="text">
      <style:text-properties style:font-name="JetBrains Mono" fo:color="#6AAB73" fo:font-size="10pt" style:font-size-asian="10pt"/>
    </style:style>
    <style:style style:name="T24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47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4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25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51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5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56" style:parent-style-name="Основнойшрифтабзаца" style:family="text">
      <style:text-properties style:font-name="JetBrains Mono" fo:color="#B3AE60" fo:font-size="10pt" style:font-size-asian="10pt"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style:font-name="JetBrains Mono" fo:color="#B3AE60" fo:font-size="10pt" style:font-size-asian="10pt" fo:language="en" fo:country="US"/>
    </style:style>
    <style:style style:name="T259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60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26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64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6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6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67" style:parent-style-name="Основнойшрифтабзаца" style:family="text">
      <style:text-properties style:font-name="JetBrains Mono" fo:color="#6AAB73" fo:font-size="10pt" style:font-size-asian="10pt"/>
    </style:style>
    <style:style style:name="T268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69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70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71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272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273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7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77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80" style:parent-style-name="Основнойшрифтабзаца" style:family="text">
      <style:text-properties style:font-name="JetBrains Mono" fo:color="#7A7E85" fo:font-size="10pt" style:font-size-asian="10pt"/>
    </style:style>
    <style:style style:name="T281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82" style:parent-style-name="Основнойшрифтабзаца" style:family="text">
      <style:text-properties style:font-name="JetBrains Mono" fo:color="#7A7E85" fo:font-size="10pt" style:font-size-asian="10pt"/>
    </style:style>
    <style:style style:name="T283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90" style:parent-style-name="Основнойшрифтабзаца" style:family="text">
      <style:text-properties style:font-name="JetBrains Mono" fo:color="#7A7E85" fo:font-size="10pt" style:font-size-asian="10pt"/>
    </style:style>
    <style:style style:name="T291" style:parent-style-name="Основнойшрифтабзаца" style:family="text">
      <style:text-properties style:font-name="JetBrains Mono" fo:color="#7A7E85" fo:font-size="10pt" style:font-size-asian="10pt"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96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29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98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29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0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08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30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10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14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31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318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31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P320" style:parent-style-name="Standard" style:family="paragraph">
      <style:paragraph-properties style:line-height-at-least="0.1875in"/>
    </style:style>
    <style:style style:name="T321" style:parent-style-name="Основнойшрифтабзаца" style:family="text">
      <style:text-properties style:font-name="Segoe UI" style:font-name-complex="Segoe UI" fo:language="en" fo:country="US"/>
    </style:style>
    <style:style style:name="T322" style:parent-style-name="Основнойшрифтабзаца" style:family="text">
      <style:text-properties style:font-name="Segoe UI" style:font-name-complex="Segoe UI" fo:language="en" fo:country="US"/>
    </style:style>
    <style:style style:name="T323" style:parent-style-name="Основнойшрифтабзаца" style:family="text">
      <style:text-properties style:font-name="Segoe UI" style:font-name-complex="Segoe UI"/>
    </style:style>
    <style:style style:name="P324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325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326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327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328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329" style:parent-style-name="Standard" style:family="paragraph">
      <style:paragraph-properties style:line-height-at-least="0.1875in"/>
    </style:style>
    <style:style style:name="T330" style:parent-style-name="Основнойшрифтабзаца" style:family="text">
      <style:text-properties style:font-name="Segoe UI" style:font-name-complex="Segoe UI" fo:language="en" fo:country="US"/>
    </style:style>
    <style:style style:name="T331" style:parent-style-name="Основнойшрифтабзаца" style:family="text">
      <style:text-properties style:font-name="Segoe UI" style:font-name-complex="Segoe UI"/>
    </style:style>
    <style:style style:name="T332" style:parent-style-name="Основнойшрифтабзаца" style:family="text">
      <style:text-properties style:font-name="Segoe UI" style:font-name-complex="Segoe UI"/>
    </style:style>
    <style:style style:name="T333" style:parent-style-name="Основнойшрифтабзаца" style:family="text">
      <style:text-properties style:font-name="Segoe UI" style:font-name-complex="Segoe UI"/>
    </style:style>
    <style:style style:name="T334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335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336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T337" style:parent-style-name="Основнойшрифтабзаца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style:language-asian="ru" style:country-asian="RU"/>
    </style:style>
    <style:style style:name="P338" style:parent-style-name="Standard" style:family="paragraph">
      <style:paragraph-properties fo:line-height="100%"/>
    </style:style>
    <style:style style:name="T339" style:parent-style-name="Основнойшрифтабзаца" style:family="text">
      <style:text-properties style:font-name="Segoe UI" style:font-name-complex="Segoe UI"/>
    </style:style>
    <style:style style:name="T340" style:parent-style-name="Основнойшрифтабзаца" style:family="text">
      <style:text-properties style:font-name="Segoe UI" style:font-name-complex="Segoe UI"/>
    </style:style>
    <style:style style:name="P341" style:parent-style-name="Обычный" style:family="paragraph">
      <style:paragraph-properties fo:widows="2" fo:orphans="2" style:vertical-align="auto" fo:background-color="#1E1F22"/>
      <style:text-properties fo:hyphenate="true"/>
    </style:style>
    <style:style style:name="T342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34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4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4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46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34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48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34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3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5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5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56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357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5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59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6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1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6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3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6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5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6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68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6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70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71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372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7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74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7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76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7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78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7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0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8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3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8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5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86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style:language-asian="ru" style:country-asian="RU"/>
    </style:style>
    <style:style style:name="T387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38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89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9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1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9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3" style:parent-style-name="Основнойшрифтабзаца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 style:language-asian="ru" style:country-asian="RU"/>
    </style:style>
    <style:style style:name="T39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5" style:parent-style-name="Основнойшрифтабзаца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 style:language-asian="ru" style:country-asian="RU"/>
    </style:style>
    <style:style style:name="T39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39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1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02" style:parent-style-name="Основнойшрифтабзаца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 style:language-asian="ru" style:country-asian="RU"/>
    </style:style>
    <style:style style:name="T40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4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0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7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0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09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10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1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12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1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1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15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16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1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18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19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2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1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22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2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4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2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6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2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2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1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2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33" style:parent-style-name="Основнойшрифтабзаца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 style:language-asian="ru" style:country-asian="RU"/>
    </style:style>
    <style:style style:name="T43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5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3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38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3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40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41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4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4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44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45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4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47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48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49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0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51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5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3" style:parent-style-name="Основнойшрифтабзаца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 style:language-asian="ru" style:country-asian="RU"/>
    </style:style>
    <style:style style:name="T45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5" style:parent-style-name="Основнойшрифтабзаца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 style:language-asian="ru" style:country-asian="RU"/>
    </style:style>
    <style:style style:name="T45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7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59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60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1" style:parent-style-name="Основнойшрифтабзаца" style:family="text">
      <style:text-properties style:font-name="JetBrains Mono" style:font-name-asian="Times New Roman" style:font-name-complex="Times New Roman" fo:color="#B200B2" fo:font-size="12pt" style:font-size-asian="12pt" style:font-size-complex="12pt" fo:language="en" fo:country="US" style:language-asian="ru" style:country-asian="RU"/>
    </style:style>
    <style:style style:name="T462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3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4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5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6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T467" style:parent-style-name="Основнойшрифтабзаца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 style:language-asian="ru" style:country-asian="RU"/>
    </style:style>
    <style:style style:name="T468" style:parent-style-name="Основнойшрифтабзаца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 style:language-asian="ru" style:country-asian="RU"/>
    </style:style>
    <style:style style:name="P469" style:parent-style-name="Standard" style:family="paragraph">
      <style:paragraph-properties style:line-height-at-least="0.1875in"/>
    </style:style>
    <style:style style:name="T470" style:parent-style-name="Основнойшрифтабзаца" style:family="text">
      <style:text-properties style:font-name="Segoe UI" style:font-name-complex="Segoe UI" fo:language="en" fo:country="US"/>
    </style:style>
    <style:style style:name="T471" style:parent-style-name="Основнойшрифтабзаца" style:family="text">
      <style:text-properties style:font-name="Segoe UI" style:font-name-complex="Segoe UI" fo:language="en" fo:country="US"/>
    </style:style>
    <style:style style:name="T472" style:parent-style-name="Основнойшрифтабзаца" style:family="text">
      <style:text-properties style:font-name="Segoe UI" style:font-name-complex="Segoe UI"/>
    </style:style>
    <style:style style:name="P473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474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475" style:parent-style-name="Standard" style:family="paragraph">
      <style:paragraph-properties fo:text-align="justify" style:line-height-at-least="0.1875in"/>
    </style:style>
    <style:style style:name="T476" style:parent-style-name="Основнойшрифтабзаца" style:family="text">
      <style:text-properties style:font-name="Segoe UI" style:font-name-complex="Segoe UI"/>
    </style:style>
    <style:style style:name="P477" style:parent-style-name="Standard" style:family="paragraph">
      <style:paragraph-properties fo:text-align="justify" style:line-height-at-least="0.1875in"/>
      <style:text-properties style:font-name="Segoe UI" style:font-name-complex="Segoe UI" fo:language="en" fo:country="US"/>
    </style:style>
    <style:style style:name="P478" style:parent-style-name="Standard" style:family="paragraph">
      <style:paragraph-properties fo:text-align="justify" style:line-height-at-least="0.1875in"/>
    </style:style>
    <style:style style:name="T479" style:parent-style-name="Основнойшрифтабзаца" style:family="text">
      <style:text-properties style:font-name="Segoe UI" style:font-name-complex="Segoe UI" fo:language="en" fo:country="US"/>
    </style:style>
    <style:style style:name="T480" style:parent-style-name="Основнойшрифтабзаца" style:family="text">
      <style:text-properties style:font-name="Segoe UI" style:font-name-complex="Segoe UI"/>
    </style:style>
    <style:style style:name="T481" style:parent-style-name="Основнойшрифтабзаца" style:family="text">
      <style:text-properties style:font-name="Segoe UI" style:font-name-complex="Segoe UI"/>
    </style:style>
  </office:automatic-styles>
  <office:body>
    <office:text text:use-soft-page-breaks="true">
      <text:p text:style-name="P1"><text:span text:style-name="T2">Практическое задание № 16</text:span><text:span text:style-name="T3"><text:line-break/></text:span><text:span text:style-name="T4">Тема: составление программ с использованием ООП в IDE PyCharm Community.</text:span></text:p>
      <text:p text:style-name="P5"><text:line-break/>Цель: закрепить усвоенные знания, понятия, алгоритмы,</text:p>
      <text:p text:style-name="P6">основные принципы составления<text:s/>программ, приобрести навыки составление</text:p>
      <text:p text:style-name="P7">программ с<text:s/>ООП в IDE PyCharm Community.</text:p>
      <text:p text:style-name="P8"><text:span text:style-name="T9">PZ</text:span><text:span text:style-name="T10">_16_1:</text:span></text:p>
      <text:p text:style-name="P11"><text:span text:style-name="T12">Постановка задачи:</text:span><text:span text:style-name="T13"><text:line-break/></text:span><text:span text:style-name="T14">11. Создайте класс "Товар" с атрибутами "название", "цена" и "количество". Напишите</text:span></text:p>
      <text:p text:style-name="P15"><text:span text:style-name="T16">метод, который выводит информацию о товаре в форм</text:span><text:span text:style-name="T17">ате "Название: название,</text:span></text:p>
      <text:p text:style-name="P18"><text:span text:style-name="T19">Цена: цена, Количество: кол-во".</text:span></text:p>
      <text:p text:style-name="P20"><text:line-break/>Тип алгоритма: линейный<text:line-break/>Текст программы:</text:p>
      <text:p text:style-name="P21"><text:span text:style-name="T22">"""</text:span><text:span text:style-name="T23"><text:line-break/>11. Создайте класс "Товар" с атрибутами "название", "цена" и "количество". Напишите</text:span><text:span text:style-name="T24"><text:line-break/>метод, который выводит информацию о товаре в формате "Название: название,</text:span><text:span text:style-name="T25"><text:line-break/>Цена: цена, Количество: кол-во".</text:span><text:span text:style-name="T26"><text:line-break/></text:span><text:span text:style-name="T27">"""</text:span><text:span text:style-name="T28"><text:line-break/></text:span><text:span text:style-name="T29"><text:line-break/></text:span><text:span text:style-name="T30">class<text:s/></text:span><text:span text:style-name="T31">Product:</text:span><text:span text:style-name="T32"><text:line-break/><text:s text:c="4"/></text:span><text:span text:style-name="T33">def<text:s/></text:span><text:span text:style-name="T34">__init__</text:span><text:span text:style-name="T35">(</text:span><text:span text:style-name="T36">self</text:span><text:span text:style-name="T37">, name:<text:s/></text:span><text:span text:style-name="T38">str</text:span><text:span text:style-name="T39">, cost:<text:s/></text:span><text:span text:style-name="T40">float</text:span><text:span text:style-name="T41">, quantity:<text:s/></text:span><text:span text:style-name="T42">int</text:span><text:span text:style-name="T43">):</text:span><text:span text:style-name="T44"><text:line-break/><text:s text:c="8"/></text:span><text:span text:style-name="T45">self</text:span><text:span text:style-name="T46">.name = name</text:span><text:span text:style-name="T47"><text:line-break/><text:s text:c="8"/></text:span><text:span text:style-name="T48">self</text:span><text:span text:style-name="T49">.cost = cost</text:span><text:span text:style-name="T50"><text:line-break/><text:s text:c="8"/></text:span><text:span text:style-name="T51">self</text:span><text:span text:style-name="T52">.quantity = quantity</text:span><text:span text:style-name="T53"><text:line-break/></text:span><text:span text:style-name="T54"><text:line-break/><text:s text:c="4"/></text:span><text:span text:style-name="T55">def<text:s/></text:span><text:span text:style-name="T56">get_product</text:span><text:span text:style-name="T57">(</text:span><text:span text:style-name="T58">self</text:span><text:span text:style-name="T59">):</text:span><text:span text:style-name="T60"><text:line-break/><text:s text:c="8"/></text:span><text:span text:style-name="T61">print</text:span><text:span text:style-name="T62">(</text:span><text:span text:style-name="T63"><text:line-break/></text:span><text:span text:style-name="T64">f"""</text:span><text:span text:style-name="T65"><text:line-break/></text:span><text:span text:style-name="T66">Название</text:span><text:span text:style-name="T67">:<text:s/></text:span><text:span text:style-name="T68">{</text:span><text:span text:style-name="T69">self</text:span><text:span text:style-name="T70">.name</text:span><text:span text:style-name="T71">}</text:span><text:span text:style-name="T72">,</text:span><text:span text:style-name="T73"><text:line-break/></text:span><text:span text:style-name="T74">Цена</text:span><text:span text:style-name="T75">:<text:s/></text:span><text:span text:style-name="T76">{</text:span><text:span text:style-name="T77">self</text:span><text:span text:style-name="T78">.cost</text:span><text:span text:style-name="T79">}</text:span><text:span text:style-name="T80">,</text:span><text:span text:style-name="T81"><text:line-break/></text:span><text:span text:style-name="T82">Количество</text:span><text:span text:style-name="T83">:<text:s/></text:span><text:span text:style-name="T84">{</text:span><text:span text:style-name="T85">self</text:span><text:span text:style-name="T86">.quantity</text:span><text:span text:style-name="T87">}</text:span><text:span text:style-name="T88"><text:line-break/></text:span><text:span text:style-name="T89">"""</text:span><text:span text:style-name="T90"><text:line-break/><text:s text:c="8"/></text:span><text:span text:style-name="T91">)</text:span><text:span text:style-name="T92"><text:line-break/></text:span><text:span text:style-name="T93"><text:line-break/></text:span><text:span text:style-name="T94">if<text:s/></text:span><text:span text:style-name="T95">__name__ ==<text:s/></text:span><text:span text:style-name="T96">"__main__"</text:span><text:span text:style-name="T97">:</text:span><text:span text:style-name="T98"><text:line-break/><text:s text:c="4"/>arbuz = Product(</text:span><text:span text:style-name="T99">"</text:span><text:span text:style-name="T100">арбуз</text:span><text:span text:style-name="T101">"</text:span><text:span text:style-name="T102">,<text:s/></text:span><text:span text:style-name="T103">128.31</text:span><text:span text:style-name="T104">,<text:s/></text:span><text:span text:style-name="T105">12</text:span><text:span text:style-name="T106">)</text:span><text:span text:style-name="T107"><text:line-break/><text:s text:c="4"/>arbuz.get_product()</text:span></text:p>
      <text:p text:style-name="P108"><text:line-break/>Протокол работы программы:</text:p>
      <text:p text:style-name="P109"><text:line-break/>Название: арбуз,</text:p>
      <text:p text:style-name="P110">Цена: 128.31,</text:p>
      <text:p text:style-name="P111">Количество: 12</text:p>
      <text:p text:style-name="P112"/>
      <text:p text:style-name="P113"><text:span text:style-name="T114">P</text:span><text:span text:style-name="T115">Z</text:span><text:span text:style-name="T116">_16_2:</text:span></text:p>
      <text:p text:style-name="P117">Постановка задачи:</text:p>
      <text:p text:style-name="Обычный"><text:span text:style-name="T118">Создайте базовый класс "Фигура" со свойствами "ширина" и "высота". От этого</text:span><text:span text:style-name="T119"><text:line-break/>класса унаследуйте классы "Прямоугольник" и "Квадрат".</text:span><text:span text:style-name="T120"><text:line-break/>Для класса "Квадрат" переопределите методы, связанные с вычислением площади и периметра.</text:span></text:p>
      <text:p text:style-name="P121"><text:span text:style-name="T122"><text:line-break/></text:span><text:span text:style-name="T123">Тип алгоритма: циклический</text:span><text:span text:style-name="T124"><text:line-break/></text:span><text:span text:style-name="T125">Текст программы:</text:span></text:p>
      <text:p text:style-name="P126"><text:span text:style-name="T127">class</text:span><text:span text:style-name="T128"><text:s/></text:span><text:span text:style-name="T129">Figure</text:span><text:span text:style-name="T130">:</text:span><text:line-break/><text:span text:style-name="T131"><text:s text:c="4"/></text:span><text:span text:style-name="T132">def</text:span><text:span text:style-name="T133"><text:s/></text:span><text:span text:style-name="T134">__</text:span><text:span text:style-name="T135">init</text:span><text:span text:style-name="T136">__</text:span><text:span text:style-name="T137">(</text:span><text:span text:style-name="T138">self</text:span><text:span text:style-name="T139">,<text:s/></text:span><text:span text:style-name="T140">width</text:span><text:span text:style-name="T141">:<text:s/></text:span><text:span text:style-name="T142">int</text:span><text:span text:style-name="T143">,<text:s/></text:span><text:span text:style-name="T144">height</text:span><text:span text:style-name="T145">:<text:s/></text:span><text:span text:style-name="T146">int</text:span><text:span text:style-name="T147">):</text:span><text:line-break/><text:span text:style-name="T148"><text:s text:c="8"/></text:span><text:span text:style-name="T149">self</text:span><text:span text:style-name="T150">.</text:span><text:span text:style-name="T151">width</text:span><text:span text:style-name="T152"><text:s/>=<text:s/></text:span><text:span text:style-name="T153">width</text:span><text:line-break/><text:span text:style-name="T154"><text:s text:c="8"/></text:span><text:span text:style-name="T155">self</text:span><text:span text:style-name="T156">.</text:span><text:span text:style-name="T157">height</text:span><text:span text:style-name="T158"><text:s/>=<text:s/></text:span><text:span text:style-name="T159">height</text:span><text:line-break/><text:line-break/><text:span text:style-name="T160"><text:s text:c="4"/></text:span><text:span text:style-name="T161">def</text:span><text:span text:style-name="T162"><text:s/></text:span><text:span text:style-name="T163">calculate</text:span><text:span text:style-name="T164">_</text:span><text:span text:style-name="T165">square</text:span><text:span text:style-name="T166">(</text:span><text:span text:style-name="T167">self</text:span><text:span text:style-name="T168">):</text:span><text:line-break/><text:span text:style-name="T169"><text:s text:c="8"/></text:span><text:span text:style-name="T170">print</text:span><text:span text:style-name="T171">(</text:span><text:span text:style-name="T172">f</text:span><text:span text:style-name="T173">"</text:span><text:span text:style-name="T174">Площадь</text:span><text:span text:style-name="T175"><text:s/></text:span><text:span text:style-name="T176">фигуры</text:span><text:span text:style-name="T177">:<text:s/></text:span><text:span text:style-name="T178">{</text:span><text:span text:style-name="T179">self</text:span><text:span text:style-name="T180">.</text:span><text:span text:style-name="T181">width</text:span><text:span text:style-name="T182"><text:s/>*<text:s/></text:span><text:span text:style-name="T183">self</text:span><text:span text:style-name="T184">.</text:span><text:span text:style-name="T185">height</text:span><text:span text:style-name="T186">}</text:span><text:span text:style-name="T187">"</text:span><text:span text:style-name="T188">)</text:span><text:line-break/><text:line-break/><text:span text:style-name="T189"><text:s text:c="4"/></text:span><text:span text:style-name="T190">def</text:span><text:span text:style-name="T191"><text:s/></text:span><text:span text:style-name="T192">calculate</text:span><text:span text:style-name="T193">_</text:span><text:span text:style-name="T194">perimeter</text:span><text:span text:style-name="T195">(</text:span><text:span text:style-name="T196">self</text:span><text:span text:style-name="T197">):</text:span><text:line-break/><text:span text:style-name="T198"><text:s text:c="8"/></text:span><text:span text:style-name="T199">print</text:span><text:span text:style-name="T200">((</text:span><text:span text:style-name="T201">f</text:span><text:span text:style-name="T202">"</text:span><text:span text:style-name="T203">Периметр</text:span><text:span text:style-name="T204"><text:s/></text:span><text:span text:style-name="T205">фигуры</text:span><text:span text:style-name="T206">:<text:s/></text:span><text:span text:style-name="T207">{</text:span><text:span text:style-name="T208">(</text:span><text:span text:style-name="T209">self</text:span><text:span text:style-name="T210">.</text:span><text:span text:style-name="T211">width</text:span><text:span text:style-name="T212"><text:s/>+<text:s/></text:span><text:span text:style-name="T213">self</text:span><text:span text:style-name="T214">.</text:span><text:span text:style-name="T215">height</text:span><text:span text:style-name="T216">) *<text:s/></text:span><text:span text:style-name="T217">2</text:span><text:span text:style-name="T218">}</text:span><text:span text:style-name="T219">"</text:span><text:span text:style-name="T220">))</text:span><text:line-break/><text:line-break/><text:line-break/><text:span text:style-name="T221">class</text:span><text:span text:style-name="T222"><text:s/></text:span><text:span text:style-name="T223">Rectangle</text:span><text:span text:style-name="T224">(</text:span><text:span text:style-name="T225">Figure</text:span><text:span text:style-name="T226">):</text:span><text:line-break/><text:span text:style-name="T227"><text:s text:c="4"/>...</text:span><text:line-break/><text:line-break/><text:line-break/><text:span text:style-name="T228">class<text:s/></text:span><text:span text:style-name="T229">Quadrant(Figure):</text:span><text:span text:style-name="T230"><text:line-break/></text:span><text:span text:style-name="T231"><text:s text:c="4"/></text:span><text:span text:style-name="T232">@staticmethod</text:span><text:span text:style-name="T233"><text:line-break/></text:span><text:span text:style-name="T234"><text:s text:c="4"/></text:span><text:span text:style-name="T235">def<text:s/></text:span><text:span text:style-name="T236">calculate_square_quadrant</text:span><text:span text:style-name="T237">(side):</text:span><text:span text:style-name="T238"><text:line-break/></text:span><text:span text:style-name="T239"><text:s text:c="8"/></text:span><text:span text:style-name="T240">print</text:span><text:span text:style-name="T241">(</text:span><text:span text:style-name="T242">f"</text:span><text:span text:style-name="T243">Площадь</text:span><text:span text:style-name="T244"><text:s/></text:span><text:span text:style-name="T245">квадрата</text:span><text:span text:style-name="T246">:<text:s/></text:span><text:span text:style-name="T247">{</text:span><text:span text:style-name="T248">side **<text:s/></text:span><text:span text:style-name="T249">2</text:span><text:span text:style-name="T250">}</text:span><text:span text:style-name="T251">"</text:span><text:span text:style-name="T252">)</text:span><text:span text:style-name="T253"><text:line-break/></text:span><text:span text:style-name="T254"><text:line-break/></text:span><text:span text:style-name="T255"><text:s text:c="4"/></text:span><text:span text:style-name="T256">@staticmethod</text:span><text:span text:style-name="T257"><text:line-break/></text:span><text:span text:style-name="T258"><text:s text:c="4"/></text:span><text:span text:style-name="T259">def<text:s/></text:span><text:span text:style-name="T260">calculate_perimeter_quadrant</text:span><text:span text:style-name="T261">(side):</text:span><text:span text:style-name="T262"><text:line-break/></text:span><text:span text:style-name="T263"><text:s text:c="8"/></text:span><text:span text:style-name="T264">print</text:span><text:span text:style-name="T265">(</text:span><text:span text:style-name="T266">f"</text:span><text:span text:style-name="T267">Периметр</text:span><text:span text:style-name="T268">:<text:s/></text:span><text:span text:style-name="T269">{</text:span><text:span text:style-name="T270">side *<text:s/></text:span><text:span text:style-name="T271">4</text:span><text:span text:style-name="T272">}</text:span><text:span text:style-name="T273">"</text:span><text:span text:style-name="T274">)</text:span><text:span text:style-name="T275"><text:line-break/></text:span><text:span text:style-name="T276"><text:s text:c="4"/></text:span><text:span text:style-name="T277"># def calculate_square_quadrant(self):</text:span><text:span text:style-name="T278"><text:line-break/></text:span><text:span text:style-name="T279"><text:s text:c="4"/># <text:s text:c="4"/>print(f"</text:span><text:span text:style-name="T280">Площадь</text:span><text:span text:style-name="T281"><text:s/></text:span><text:span text:style-name="T282">квадрата</text:span><text:span text:style-name="T283">: {self.width ** 2}")</text:span><text:span text:style-name="T284"><text:line-break/></text:span><text:span text:style-name="T285"><text:s text:c="4"/>#</text:span><text:span text:style-name="T286"><text:line-break/></text:span><text:span text:style-name="T287"><text:s text:c="4"/># def calculate_perimeter_quadrant(self):</text:span><text:span text:style-name="T288"><text:line-break/></text:span><text:span text:style-name="T289"><text:s text:c="4"/># <text:s text:c="4"/>print(f"</text:span><text:span text:style-name="T290">Периметр</text:span><text:span text:style-name="T291">: {self.width * 4}")</text:span><text:span text:style-name="T292"><text:line-break/></text:span><text:span text:style-name="T293"><text:line-break/></text:span><text:span text:style-name="T294"><text:line-break/></text:span><text:span text:style-name="T295">bob = Rectangle(</text:span><text:span text:style-name="T296">14</text:span><text:span text:style-name="T297">,<text:s/></text:span><text:span text:style-name="T298">25</text:span><text:span text:style-name="T299">)</text:span><text:span text:style-name="T300"><text:line-break/></text:span><text:span text:style-name="T301">bob.calculate_square()</text:span><text:span text:style-name="T302"><text:line-break/></text:span><text:span text:style-name="T303">bob.calcu</text:span><text:span text:style-name="T304">late_perimeter()</text:span><text:span text:style-name="T305"><text:line-break/></text:span><text:span text:style-name="T306"><text:line-break/></text:span><text:span text:style-name="T307">rostov = Quadrant(</text:span><text:span text:style-name="T308">5</text:span><text:span text:style-name="T309">,<text:s/></text:span><text:span text:style-name="T310">5</text:span><text:span text:style-name="T311">)</text:span><text:span text:style-name="T312"><text:line-break/></text:span><text:span text:style-name="T313">rostov.calculate_square_quadrant(</text:span><text:span text:style-name="T314">5</text:span><text:span text:style-name="T315">)</text:span><text:span text:style-name="T316"><text:line-break/></text:span><text:span text:style-name="T317">rostov.calculate_perimeter_quadrant(</text:span><text:span text:style-name="T318">5</text:span><text:span text:style-name="T319">)</text:span></text:p>
      <text:p text:style-name="P320"><text:span text:style-name="T321"><text:line-break/></text:span><text:span text:style-name="T322"><text:line-break/></text:span><text:span text:style-name="T323">Протокол работы программы:</text:span></text:p>
      <text:p text:style-name="P324">Площадь фигуры: 350</text:p>
      <text:p text:style-name="P325">Периметр фигуры: 78</text:p>
      <text:soft-page-break/>
      <text:p text:style-name="P326">Площадь квадрата: 25</text:p>
      <text:p text:style-name="P327">Периметр квадрата: 20</text:p>
      <text:p text:style-name="P328"/>
      <text:p text:style-name="P329"><text:span text:style-name="T330">PZ</text:span><text:span text:style-name="T331">_16_3:</text:span></text:p>
      <text:p text:style-name="Обычный"><text:span text:style-name="T332">Постановка задачи:</text:span><text:span text:style-name="T333"><text:line-break/></text:span><text:span text:style-name="T334">Для задачи из блока 1 создать две функции, save def load def, которые позволяют</text:span><text:span text:style-name="T335"><text:line-break/>сохранять информацию из экземпляров класса (3 шт.) в файл и загружать ее обратно.</text:span><text:span text:style-name="T336"><text:line-break/>Использовать модуль pickle для сериализации и десериализации объектов Python в</text:span><text:span text:style-name="T337"><text:line-break/>бинарном формате.</text:span></text:p>
      <text:p text:style-name="P338"><text:span text:style-name="T339"><text:line-break/>Тип алгоритма: циклический</text:span><text:span text:style-name="T340"><text:line-break/>Текст программы:</text:span></text:p>
      <text:p text:style-name="P341"><text:span text:style-name="T342">import<text:s/></text:span><text:span text:style-name="T343">pickle</text:span><text:span text:style-name="T344"><text:line-break/></text:span><text:span text:style-name="T345"><text:line-break/></text:span><text:span text:style-name="T346">from<text:s/></text:span><text:span text:style-name="T347">PZ_16.PZ_16_1<text:s/></text:span><text:span text:style-name="T348">import<text:s/></text:span><text:span text:style-name="T349">Product</text:span><text:span text:style-name="T350"><text:line-break/></text:span><text:span text:style-name="T351"><text:line-break/>products = [</text:span><text:span text:style-name="T352"><text:line-break/><text:s text:c="4"/>Product(</text:span><text:span text:style-name="T353">name</text:span><text:span text:style-name="T354">=</text:span><text:span text:style-name="T355">"</text:span><text:span text:style-name="T356">мяч</text:span><text:span text:style-name="T357">"</text:span><text:span text:style-name="T358">,<text:s/></text:span><text:span text:style-name="T359">cost</text:span><text:span text:style-name="T360">=</text:span><text:span text:style-name="T361">2699.99</text:span><text:span text:style-name="T362">,<text:s/></text:span><text:span text:style-name="T363">quantity</text:span><text:span text:style-name="T364">=</text:span><text:span text:style-name="T365">9</text:span><text:span text:style-name="T366">),</text:span><text:span text:style-name="T367"><text:line-break/><text:s text:c="4"/>Product(</text:span><text:span text:style-name="T368">name</text:span><text:span text:style-name="T369">=</text:span><text:span text:style-name="T370">"</text:span><text:span text:style-name="T371">монитор</text:span><text:span text:style-name="T372">"</text:span><text:span text:style-name="T373">,<text:s/></text:span><text:span text:style-name="T374">cost</text:span><text:span text:style-name="T375">=</text:span><text:span text:style-name="T376">9000</text:span><text:span text:style-name="T377">,<text:s/></text:span><text:span text:style-name="T378">quantity</text:span><text:span text:style-name="T379">=</text:span><text:span text:style-name="T380">4</text:span><text:span text:style-name="T381">),</text:span><text:span text:style-name="T382"><text:line-break/><text:s text:c="4"/>Product(</text:span><text:span text:style-name="T383">name</text:span><text:span text:style-name="T384">=</text:span><text:span text:style-name="T385">"</text:span><text:span text:style-name="T386">смартфон</text:span><text:span text:style-name="T387">"</text:span><text:span text:style-name="T388">,<text:s/></text:span><text:span text:style-name="T389">cost</text:span><text:span text:style-name="T390">=</text:span><text:span text:style-name="T391">11499</text:span><text:span text:style-name="T392">,<text:s/></text:span><text:span text:style-name="T393">quantity</text:span><text:span text:style-name="T394">=</text:span><text:span text:style-name="T395">5</text:span><text:span text:style-name="T396">)</text:span><text:span text:style-name="T397"><text:line-break/>]</text:span><text:span text:style-name="T398"><text:line-break/></text:span><text:span text:style-name="T399"><text:line-break/></text:span><text:span text:style-name="T400"><text:line-break/></text:span><text:span text:style-name="T401">def<text:s/></text:span><text:span text:style-name="T402">dump_objs</text:span><text:span text:style-name="T403">(objs:<text:s/></text:span><text:span text:style-name="T404">list</text:span><text:span text:style-name="T405">):</text:span><text:span text:style-name="T406"><text:line-break/><text:s text:c="4"/></text:span><text:span text:style-name="T407">for<text:s/></text:span><text:span text:style-name="T408">i<text:s/></text:span><text:span text:style-name="T409">in<text:s/></text:span><text:span text:style-name="T410">range</text:span><text:span text:style-name="T411">(</text:span><text:span text:style-name="T412">len</text:span><text:span text:style-name="T413">(objs)):</text:span><text:span text:style-name="T414"><text:line-break/><text:s text:c="8"/></text:span><text:span text:style-name="T415">with<text:s/></text:span><text:span text:style-name="T416">open</text:span><text:span text:style-name="T417">(</text:span><text:span text:style-name="T418">f"out</text:span><text:span text:style-name="T419">{</text:span><text:span text:style-name="T420">i</text:span><text:span text:style-name="T421">}</text:span><text:span text:style-name="T422">.bin"</text:span><text:span text:style-name="T423">,<text:s/></text:span><text:span text:style-name="T424">"wb"</text:span><text:span text:style-name="T425">)<text:s/></text:span><text:span text:style-name="T426">as<text:s/></text:span><text:span text:style-name="T427">file:</text:span><text:span text:style-name="T428"><text:line-break/><text:s text:c="12"/>pickle.dump(objs[i], file)</text:span><text:span text:style-name="T429"><text:line-break/></text:span><text:span text:style-name="T430"><text:line-break/></text:span><text:span text:style-name="T431"><text:line-break/></text:span><text:span text:style-name="T432">def<text:s/></text:span><text:span text:style-name="T433">load_objs</text:span><text:span text:style-name="T434">(objs_len:<text:s/></text:span><text:span text:style-name="T435">int</text:span><text:span text:style-name="T436">):</text:span><text:span text:style-name="T437"><text:line-break/><text:s text:c="4"/></text:span><text:span text:style-name="T438">for<text:s/></text:span><text:span text:style-name="T439">i<text:s/></text:span><text:span text:style-name="T440">in<text:s/></text:span><text:span text:style-name="T441">range</text:span><text:span text:style-name="T442">(objs_len):</text:span><text:span text:style-name="T443"><text:line-break/><text:s text:c="8"/></text:span><text:span text:style-name="T444">with<text:s/></text:span><text:span text:style-name="T445">open</text:span><text:span text:style-name="T446">(</text:span><text:span text:style-name="T447">f"out</text:span><text:span text:style-name="T448">{</text:span><text:span text:style-name="T449">i</text:span><text:span text:style-name="T450">}</text:span><text:span text:style-name="T451">.bin"</text:span><text:span text:style-name="T452">,<text:s/></text:span><text:span text:style-name="T453">"rb"</text:span><text:span text:style-name="T454">)<text:s/></text:span><text:span text:style-name="T455">as<text:s/></text:span><text:span text:style-name="T456">file:</text:span><text:span text:style-name="T457"><text:line-break/><text:s text:c="12"/>products = pickle.load(file)</text:span><text:span text:style-name="T458"><text:line-break/><text:s text:c="12"/></text:span><text:span text:style-name="T459">print</text:span><text:span text:style-name="T460">(products.</text:span><text:span text:style-name="T461">__dict__</text:span><text:span text:style-name="T462">)</text:span><text:span text:style-name="T463"><text:line-break/></text:span><text:span text:style-name="T464"><text:line-break/></text:span><text:span text:style-name="T465"><text:line-break/>dump_objs(products)</text:span><text:span text:style-name="T466"><text:line-break/>load_objs(</text:span><text:span text:style-name="T467">len</text:span><text:span text:style-name="T468">(products))</text:span></text:p>
      <text:p text:style-name="P469"><text:span text:style-name="T470"><text:line-break/></text:span><text:span text:style-name="T471"><text:line-break/></text:span><text:span text:style-name="T472">Протокол работы программы:</text:span></text:p>
      <text:p text:style-name="P473">{'name': 'мяч', 'cost': 2699.99, 'quantity': 9}</text:p>
      <text:p text:style-name="P474">{'name': 'монитор', 'cost': 9000, 'quantity': 4}</text:p>
      <text:p text:style-name="P475"><text:span text:style-name="T476">{'name': 'смартфон', 'cost': 11499, 'quantity': 5}</text:span></text:p>
      <text:p text:style-name="P477"/>
      <text:soft-page-break/>
      <text:p text:style-name="P478"><text:span text:style-name="T479"><text:line-break/></text:span><text:span text:style-name="T480">Вывод: закрепил усвоенные знания, п</text:span><text:span text:style-name="T481">онятия, алгоритмы, основные принципы составления программ с ООП в IDE PyCharm Communit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Droid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sazilin59641@mail.ru</meta:initial-creator>
    <dc:creator>sasazilin59641@mail.ru</dc:creator>
    <meta:creation-date>2023-11-14T14:04:00Z</meta:creation-date>
    <dc:date>2024-05-04T10:53:00Z</dc:date>
    <meta:template xlink:href="Normal" xlink:type="simple"/>
    <meta:editing-cycles>8</meta:editing-cycles>
    <meta:editing-duration>PT6660S</meta:editing-duration>
    <meta:user-defined meta:name="AppVersion">15.0000</meta:user-defined>
    <meta:document-statistic meta:page-count="4" meta:paragraph-count="7" meta:word-count="566" meta:character-count="3786" meta:row-count="26" meta:non-whitespace-character-count="3227"/>
  </office:meta>
</office:document-meta>
</file>